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1000002D39A9CCA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5" text:anchor-type="paragraph" svg:x="0.2701in" svg:y="0.2083in" svg:width="6.7382in" svg:height="7.3189in" draw:z-index="0"><draw:image xlink:href="Pictures/1000020100000311000002D39A9CCAAF.png" xlink:type="simple" xlink:show="embed" xlink:actuate="onLoad"/></draw:frame>Code Appendix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OpenOffice/4.0.1$Win32 OpenOffice.org_project/401m5$Build-9714</meta:generator>
    <dc:date>2015-11-25T10:25:05.10</dc:date>
    <meta:document-statistic meta:table-count="0" meta:image-count="1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